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" draw:marker-end-width="0.15cm"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draw:marker-end="Arrow" draw:marker-end-width="0.15cm" draw:fill="none" draw:textarea-vertical-align="middle"/>
    </style:style>
    <style:style style:name="gr9" style:family="graphic" style:parent-style-name="objectwithoutfill">
      <style:graphic-properties draw:marker-end="" draw:marker-end-width="0.15cm" draw:fill="none" draw:textarea-vertical-align="middle"/>
    </style:style>
    <style:style style:name="gr10" style:family="graphic" style:parent-style-name="standard">
      <style:graphic-properties svg:stroke-color="#000000" draw:fill="solid" draw:fill-color="#ffcc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7pt" style:font-size-asian="8pt" style:font-size-complex="8pt"/>
    </style:style>
    <style:style style:name="P3" style:family="paragraph">
      <style:paragraph-properties fo:text-align="start"/>
    </style:style>
    <style:style style:name="T1" style:family="text">
      <style:text-properties style:font-name="Arial1" fo:font-size="7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2cm" svg:height="0.5cm" svg:x="0.6cm" svg:y="4.6cm">
          <draw:glue-point draw:id="4" svg:x="5cm" svg:y="-2cm"/>
          <draw:glue-point draw:id="5" svg:x="5cm" svg:y="2cm"/>
          <text:p text:style-name="P1"><text:span text:style-name="T1">free buff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1cm" svg:x="0.6cm" svg:y="3.4cm">
          <text:p text:style-name="P1"><text:span text:style-name="T1">blknum 3 mod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cm" svg:height="1cm" svg:x="0.6cm" svg:y="2.4cm">
          <text:p text:style-name="P1"><text:span text:style-name="T1">blknum 2 mod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cm" svg:x="0.6cm" svg:y="1.4cm">
          <text:p text:style-name="P1"><text:span text:style-name="T1">blknum 1 mod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1cm" svg:x="0.6cm" svg:y="0.4cm">
          <text:p text:style-name="P1"><text:span text:style-name="T1">blknum 0 mod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0.6cm" svg:y="-0.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cm" svg:height="0.5cm" svg:x="3.7cm" svg:y="0.65cm">
          <draw:glue-point draw:id="4" svg:x="-5cm" svg:y="2cm"/>
          <draw:glue-point draw:id="5" svg:x="5cm" svg:y="-3cm"/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cm" svg:height="0.5cm" svg:x="5.5cm" svg:y="0.6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1cm" svg:height="0.5cm" svg:x="3.7cm" svg:y="1.6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cm" svg:height="0.5cm" svg:x="5.5cm" svg:y="1.65cm">
          <draw:glue-point draw:id="4" svg:x="-5cm" svg:y="2cm"/>
          <draw:glue-point draw:id="5" svg:x="5cm" svg:y="-2cm"/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cm" svg:height="0.5cm" svg:x="7.3cm" svg:y="0.65cm">
          <draw:glue-point draw:id="4" svg:x="5cm" svg:y="-2cm"/>
          <draw:glue-point draw:id="5" svg:x="-5cm" svg:y="3cm"/>
          <text:p text:style-name="P1"><text:span text:style-name="T1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1cm" svg:height="0.5cm" svg:x="3.7cm" svg:y="3.65cm">
          <draw:glue-point draw:id="4" svg:x="-5cm" svg:y="2cm"/>
          <draw:glue-point draw:id="5" svg:x="5cm" svg:y="-2cm"/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1cm" svg:height="0.5cm" svg:x="5.5cm" svg:y="3.65cm">
          <text:p text:style-name="P1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cm" svg:height="0.5cm" svg:x="7.3cm" svg:y="1.65cm">
          <draw:glue-point draw:id="4" svg:x="-5cm" svg:y="-2cm"/>
          <draw:glue-point draw:id="5" svg:x="5cm" svg:y="2cm"/>
          <text:p text:style-name="P1"><text:span text:style-name="T1">9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cm" svg:height="0.5cm" svg:x="9cm" svg:y="1.6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.6cm" svg:y1="0.9cm" svg:x2="3.7cm" svg:y2="0.9cm" draw:start-shape="id1" draw:start-glue-point="1" draw:end-shape="id2" draw:end-glue-point="3" svg:d="M2600 900h1100" svg:viewBox="0 0 1101 1">
          <text:p/>
        </draw:connector>
        <draw:connector draw:style-name="gr6" draw:text-style-name="P1" draw:layer="layout" draw:type="line" svg:x1="4.7cm" svg:y1="0.9cm" svg:x2="5.5cm" svg:y2="0.9cm" draw:start-shape="id2" draw:start-glue-point="1" draw:end-shape="id3" draw:end-glue-point="3" svg:d="M4700 900h800" svg:viewBox="0 0 801 1">
          <text:p/>
        </draw:connector>
        <draw:connector draw:style-name="gr7" draw:text-style-name="P1" draw:layer="layout" draw:type="line" svg:x1="6.5cm" svg:y1="0.9cm" svg:x2="7.3cm" svg:y2="0.9cm" draw:start-shape="id3" draw:start-glue-point="1" draw:end-shape="id4" draw:end-glue-point="3" svg:d="M6500 900h800" svg:viewBox="0 0 801 1">
          <text:p/>
        </draw:connector>
        <draw:connector draw:style-name="gr7" draw:text-style-name="P1" draw:layer="layout" draw:type="line" svg:x1="2.6cm" svg:y1="1.9cm" svg:x2="3.7cm" svg:y2="1.9cm" draw:start-shape="id5" draw:start-glue-point="1" draw:end-shape="id6" draw:end-glue-point="3" svg:d="M2600 1900h1100" svg:viewBox="0 0 1101 1">
          <text:p/>
        </draw:connector>
        <draw:connector draw:style-name="gr6" draw:text-style-name="P1" draw:layer="layout" draw:type="line" svg:x1="4.7cm" svg:y1="1.9cm" svg:x2="5.5cm" svg:y2="1.9cm" draw:start-shape="id6" draw:start-glue-point="1" draw:end-shape="id7" draw:end-glue-point="3" svg:d="M4700 1900h800" svg:viewBox="0 0 801 1">
          <text:p/>
        </draw:connector>
        <draw:connector draw:style-name="gr6" draw:text-style-name="P1" draw:layer="layout" draw:type="line" svg:x1="6.5cm" svg:y1="1.9cm" svg:x2="7.3cm" svg:y2="1.9cm" draw:start-shape="id7" draw:start-glue-point="1" draw:end-shape="id8" draw:end-glue-point="3" svg:d="M6500 1900h800" svg:viewBox="0 0 801 1">
          <text:p/>
        </draw:connector>
        <draw:connector draw:style-name="gr6" draw:text-style-name="P1" draw:layer="layout" draw:type="line" svg:x1="8.3cm" svg:y1="1.9cm" svg:x2="9cm" svg:y2="1.9cm" draw:start-shape="id8" draw:start-glue-point="1" draw:end-shape="id9" draw:end-glue-point="3" svg:d="M8300 1900h700" svg:viewBox="0 0 701 1">
          <text:p/>
        </draw:connector>
        <draw:connector draw:style-name="gr6" draw:text-style-name="P1" draw:layer="layout" draw:type="line" svg:x1="2.6cm" svg:y1="3.9cm" svg:x2="3.7cm" svg:y2="3.9cm" draw:start-shape="id10" draw:start-glue-point="1" draw:end-shape="id11" draw:end-glue-point="3" svg:d="M2600 3900h1100" svg:viewBox="0 0 1101 1">
          <text:p/>
        </draw:connector>
        <draw:connector draw:style-name="gr6" draw:text-style-name="P1" draw:layer="layout" draw:type="line" svg:x1="4.7cm" svg:y1="3.9cm" svg:x2="5.5cm" svg:y2="3.9cm" draw:start-shape="id11" draw:start-glue-point="1" draw:end-shape="id12" draw:end-glue-point="3" svg:d="M4700 3900h800" svg:viewBox="0 0 801 1">
          <text:p/>
        </draw:connector>
        <draw:connector draw:style-name="gr8" draw:text-style-name="P1" draw:layer="layout" draw:type="curve" svg:x1="2.6cm" svg:y1="4.75cm" svg:x2="3.7cm" svg:y2="4cm" draw:start-shape="id13" draw:start-glue-point="4" draw:end-shape="id11" draw:end-glue-point="4" svg:d="M2600 4750c825 0 275-750 1100-750" svg:viewBox="0 0 1101 751">
          <text:p/>
        </draw:connector>
        <draw:connector draw:style-name="gr9" draw:text-style-name="P1" draw:layer="layout" draw:type="curve" draw:line-skew="-0.188cm 0.1cm -0.013cm" svg:x1="4.7cm" svg:y1="3.8cm" svg:x2="5.5cm" svg:y2="2cm" draw:start-shape="id11" draw:start-glue-point="5" draw:end-shape="id7" draw:end-glue-point="4" svg:d="M4700 3800c469 0 314-800 300-800-13 0-271-1000 500-1000" svg:viewBox="0 0 801 1801">
          <text:p/>
        </draw:connector>
        <draw:connector draw:style-name="gr9" draw:text-style-name="P1" draw:layer="layout" draw:type="curve" draw:line-skew="-0.176cm 1.201cm -0.224cm" svg:x1="6.5cm" svg:y1="1.8cm" svg:x2="3.7cm" svg:y2="1cm" draw:start-shape="id7" draw:start-glue-point="5" draw:end-shape="id2" draw:end-glue-point="4" svg:d="M6500 1800c487 0 325-450-1600-450s-2287-350-1200-350" svg:viewBox="0 0 3640 801">
          <text:p/>
        </draw:connector>
        <draw:connector draw:style-name="gr9" draw:text-style-name="P1" draw:layer="layout" draw:type="curve" draw:line-skew="-0.725cm" svg:x1="4.7cm" svg:y1="0.75cm" svg:x2="8.3cm" svg:y2="0.8cm" draw:start-shape="id2" draw:start-glue-point="5" draw:end-shape="id4" draw:end-glue-point="4" svg:d="M4700 750c862 0 575-601 2338-601s2013 651 1262 651" svg:viewBox="0 0 4000 652">
          <text:p/>
        </draw:connector>
        <draw:connector draw:style-name="gr9" draw:text-style-name="P1" draw:layer="layout" draw:type="curve" draw:line-skew="0.163cm" svg:x1="7.3cm" svg:y1="1.05cm" svg:x2="7.3cm" svg:y2="1.8cm" draw:start-shape="id4" draw:start-glue-point="5" draw:end-shape="id8" draw:end-glue-point="4" svg:d="M7300 1050c-507 0-507 750 0 750" svg:viewBox="0 0 381 751">
          <text:p/>
        </draw:connector>
        <draw:connector draw:style-name="gr8" draw:text-style-name="P1" draw:layer="layout" draw:type="curve" svg:x1="8.3cm" svg:y1="2cm" svg:x2="2.6cm" svg:y2="4.95cm" draw:start-shape="id8" draw:start-glue-point="5" draw:end-shape="id13" draw:end-glue-point="5" svg:d="M8300 2000c751 0 3601 2950-5700 2950" svg:viewBox="0 0 6702 2951">
          <text:p/>
        </draw:connector>
        <draw:custom-shape draw:style-name="gr4" draw:text-style-name="P2" xml:id="id15" draw:id="id15" draw:layer="layout" svg:width="1cm" svg:height="0.5cm" svg:x="3.7cm" svg:y="2.65cm">
          <text:p text:style-name="P1"><text:span text:style-name="T1">98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.6cm" svg:y1="2.9cm" svg:x2="3.7cm" svg:y2="2.9cm" draw:start-shape="id14" draw:start-glue-point="1" draw:end-shape="id15" draw:end-glue-point="3" svg:d="M2600 2900h1100" svg:viewBox="0 0 1101 1">
          <text:p/>
        </draw:connector>
        <draw:custom-shape draw:style-name="gr10" draw:text-style-name="P2" draw:layer="layout" svg:width="0.3cm" svg:height="0.3cm" svg:x="3.75cm" svg:y="5.35cm">
          <draw:glue-point draw:id="4" svg:x="-5cm" svg:y="2cm"/>
          <draw:glue-point draw:id="5" svg:x="5cm" svg:y="-2cm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5cm" svg:height="0.5cm" svg:x="4.05cm" svg:y="5.25cm">
          <draw:glue-point draw:id="4" svg:x="-5cm" svg:y="2cm"/>
          <draw:glue-point draw:id="5" svg:x="5cm" svg:y="-2cm"/>
          <text:p text:style-name="P3"><text:span text:style-name="T1">dirty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3cm" svg:height="0.3cm" svg:x="5.35cm" svg:y="5.35cm">
          <draw:glue-point draw:id="4" svg:x="-5cm" svg:y="2cm"/>
          <draw:glue-point draw:id="5" svg:x="5cm" svg:y="-2cm"/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5cm" svg:height="0.5cm" svg:x="5.65cm" svg:y="5.25cm">
          <draw:glue-point draw:id="4" svg:x="-5cm" svg:y="2cm"/>
          <draw:glue-point draw:id="5" svg:x="5cm" svg:y="-2cm"/>
          <text:p text:style-name="P3"><text:span text:style-name="T1">val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1cm" fo:page-height="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22:50:48.923362191</meta:creation-date>
    <dc:date>2015-09-01T12:23:55.676838483</dc:date>
    <meta:editing-duration>PT15M42S</meta:editing-duration>
    <meta:editing-cycles>6</meta:editing-cycles>
    <meta:generator>LibreOffice/4.2.8.2$Linux_X86_64 LibreOffice_project/420m0$Build-2</meta:generator>
    <meta:document-statistic meta:object-count="36"/>
  </office:meta>
</office:document-meta>
</file>